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6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7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9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justify"/>
    </style:style>
    <text:list-style style:name="L3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" style:family="paragraph">
      <style:paragraph-properties fo:line-height="100.00%" fo:text-align="justify" fo:margin-left="-18.00pt" fo:text-indent="18.00pt"/>
    </style:style>
    <style:style style:name="P4" style:family="paragraph">
      <style:paragraph-properties fo:line-height="100.00%" fo:text-align="justify"/>
    </style:style>
    <style:style style:name="P5" style:family="paragraph">
      <style:paragraph-properties fo:line-height="100.00%" fo:text-align="justify"/>
    </style:style>
    <style:style style:name="P6" style:family="paragraph">
      <style:paragraph-properties fo:line-height="100.00%" fo:text-align="justify"/>
    </style:style>
    <text:list-style style:name="L7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7" style:family="paragraph">
      <style:paragraph-properties fo:line-height="100.00%" fo:text-align="justify" fo:margin-left="-18.00pt" fo:text-indent="18.00pt"/>
    </style:style>
    <style:style style:name="P8" style:family="paragraph">
      <style:paragraph-properties fo:line-height="100.00%" fo:text-align="justify"/>
    </style:style>
    <text:list-style style:name="L9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9" style:family="paragraph">
      <style:paragraph-properties fo:line-height="100.00%" fo:text-align="justify" fo:margin-left="-18.00pt" fo:text-indent="18.00pt"/>
    </style:style>
  </office:automatic-styles>
  <office:body>
    <office:text>
      <text:p text:style-name="P1"><text:span text:style-name="T1">Reklámversek</text:span><text:span text:style-name="T2"/></text:p>
      <text:p text:style-name="P1"><text:span text:style-name="T3"/></text:p>
      <text:p text:style-name="P2"><text:span text:style-name="T4">reklám jelentése: kikiáltani (latin)</text:span><text:span text:style-name="T5"/></text:p>
      <text:p text:style-name="P2"><text:span text:style-name="T6">Reklám története:</text:span></text:p>
      <text:list text:style-name="L3">
        <text:list-item>
          <text:p text:style-name="P3"><text:span text:style-name="T7">els</text:span><text:span text:style-name="T8">ő rekl</text:span><text:span text:style-name="T9">ám: Egyiptomi papirusztekercs (British Múzeumban<text:s/></text:span><text:span text:style-name="T10">őrzik), r</text:span><text:span text:style-name="T11">abszolga szökésére hívja fel a figyelmet</text:span></text:p>
        </text:list-item>
        <text:list-item>
          <text:p text:style-name="P3"><text:span text:style-name="T11">i. e. 3-4. sz: görög amforák<text:s/></text:span><text:span text:style-name="T12">→</text:span><text:span text:style-name="T13"><text:s/>bortartó edényeken való díszítés</text:span></text:p>
        </text:list-item>
        <text:list-item>
          <text:p text:style-name="P3"><text:span text:style-name="T14">több falra festett hirdetés a római korból</text:span></text:p>
        </text:list-item>
        <text:list-item>
          <text:p text:style-name="P3"><text:span text:style-name="T14">középkor: verbális reklám megjelenése</text:span><text:span text:style-name="T15">,<text:s/></text:span><text:span text:style-name="T16">vásári kikiáltó</text:span><text:span text:style-name="T17">,<text:s/></text:span><text:span text:style-name="T18">az emberek nem tudtak írni, olvasni</text:span></text:p>
        </text:list-item>
        <text:list-item>
          <text:p text:style-name="P3"><text:span text:style-name="T18">15. sz.: könyvnyomtatás feltalálása</text:span><text:span text:style-name="T19">,<text:s/></text:span><text:span text:style-name="T20">széles körben terjed</text:span><text:span text:style-name="T21">ő<text:s/></text:span><text:span text:style-name="T22">üzenetek</text:span></text:p>
        </text:list-item>
        <text:list-item>
          <text:p text:style-name="P3"><text:span text:style-name="T23">továbbra is domináns a verbális reklám</text:span><text:span text:style-name="T24">,<text:s/></text:span><text:span text:style-name="T25">Angliában készül az els</text:span><text:span text:style-name="T26">ő sz</text:span><text:span text:style-name="T27">órólap</text:span></text:p>
        </text:list-item>
        <text:list-item>
          <text:p text:style-name="P3"><text:span text:style-name="T28">újságok szerkeszt</text:span><text:span text:style-name="T29">ői<text:s/></text:span><text:span text:style-name="T30">írják, nincs szakértelem</text:span></text:p>
        </text:list-item>
        <text:list-item>
          <text:p text:style-name="P3"><text:span text:style-name="T31">nagy változás az ipari forradalom</text:span><text:span text:style-name="T32">,<text:s/></text:span><text:span text:style-name="T33">megindul a tömegtermelés</text:span><text:span text:style-name="T34">,<text:s/></text:span><text:span text:style-name="T35">igény van a tömegek megszólítására</text:span></text:p>
        </text:list-item>
        <text:list-item>
          <text:p text:style-name="P3"><text:span text:style-name="T35">1870: reklámszöveg-írás megjelenése</text:span></text:p>
        </text:list-item>
        <text:list-item>
          <text:p text:style-name="P3"><text:span text:style-name="T35">Bates: fizetnek a hirdetési szövegekért</text:span></text:p>
        </text:list-item>
        <text:list-item>
          <text:p text:style-name="P3"><text:span text:style-name="T35">századforduló: plakátm</text:span><text:span text:style-name="T36">űv</text:span><text:span text:style-name="T37">észet</text:span></text:p>
        </text:list-item>
        <text:list-item>
          <text:p text:style-name="P3"><text:span text:style-name="T38">20. sz. els</text:span><text:span text:style-name="T39">ő fele: r</text:span><text:span text:style-name="T40">ádió, televízió</text:span></text:p>
        </text:list-item>
        <text:list-item>
          <text:p text:style-name="P3"><text:span text:style-name="T41">ezredforduló: internet</text:span><text:span text:style-name="T42">,<text:s/></text:span><text:span text:style-name="T43">ezzel csúcsosodik ki</text:span><text:span text:style-name="T44">,<text:s/></text:span><text:span text:style-name="T45">lassan átveszi a többi médium szerepét</text:span></text:p>
        </text:list-item>
      </text:list>
      <text:p text:style-name="P4"><text:span text:style-name="T46">Reklámvers el</text:span><text:span text:style-name="T47">őnye</text:span><text:span text:style-name="T48">:<text:line-break/></text:span><text:span text:style-name="T49">V</text:span><text:span text:style-name="T50">an ritmikája</text:span><text:span text:style-name="T51">,<text:s/></text:span><text:span text:style-name="T52">ríme</text:span><text:span text:style-name="T53">,<text:s/></text:span><text:span text:style-name="T54">fülbemászó</text:span><text:span text:style-name="T55">,<text:s/></text:span><text:span text:style-name="T56">könny</text:span><text:span text:style-name="T57">ű megjegyezni</text:span></text:p>
      <text:p text:style-name="P5"><text:span text:style-name="T58">tartalmazza a terméket</text:span><text:span text:style-name="T59">;<text:s/></text:span><text:span text:style-name="T60">könnyed, laza</text:span><text:span text:style-name="T61">;<text:s/></text:span><text:span text:style-name="T62">köznapi szavakból áll</text:span></text:p>
      <text:p text:style-name="P6"><text:span text:style-name="T63"/></text:p>
      <text:p text:style-name="P6"><text:span text:style-name="T64">Csináltak egy kísérletet óvodások között ahol irodalmi verseket és reklámszövegeket kérdeztek t</text:span><text:span text:style-name="T65">ől</text:span><text:span text:style-name="T66">ük<text:s/></text:span><text:span text:style-name="T67">→</text:span><text:span text:style-name="T68"><text:s/>az irodalmiakat nem tudták, a reklámszövegeket azonnal mondták</text:span></text:p>
      <text:p text:style-name="P6"><text:span text:style-name="T69"/></text:p>
      <text:list text:style-name="L7">
        <text:list-item>
          <text:p text:style-name="P7"><text:span text:style-name="T70">Arany János</text:span><text:span text:style-name="T71">:<text:s/></text:span><text:span text:style-name="T72">Flóra szappan és tisztítószer</text:span><text:span text:style-name="T73">,<text:s/></text:span><text:span text:style-name="T74">Ágnes asszony leplét kell vele mosni</text:span></text:p>
        </text:list-item>
        <text:list-item>
          <text:p text:style-name="P7"><text:span text:style-name="T74">József Attila</text:span><text:span text:style-name="T75">:<text:s/></text:span><text:span text:style-name="T76">svájci sapkát reklámozott<text:s/></text:span><text:span text:style-name="T77">→</text:span><text:span text:style-name="T78"><text:s/>Norcoc</text:span><text:span text:style-name="T79">,<text:s/></text:span><text:span text:style-name="T80">azért csinálta mert éhezett</text:span></text:p>
        </text:list-item>
        <text:list-item>
          <text:p text:style-name="P7"><text:span text:style-name="T80">Karinthy Frigyes</text:span><text:span text:style-name="T81">:<text:s/></text:span><text:span text:style-name="T82">szórakozásból írta</text:span><text:span text:style-name="T83">,<text:s/></text:span><text:span text:style-name="T84">nem szégyellte</text:span><text:span text:style-name="T85">,<text:s/></text:span><text:span text:style-name="T86">összes m</text:span><text:span text:style-name="T87">űvei k</text:span><text:span text:style-name="T88">özött szerepeltetni kellett</text:span><text:span text:style-name="T89">, A</text:span><text:span text:style-name="T90">dy paródiába vett bele egy szalámit<text:s/></text:span><text:span text:style-name="T91">→</text:span><text:span text:style-name="T92"><text:s/>a szalámigyár megajándékozta egy csomó szalámival, és ezután kezdte el írni Karinthy a reklámokat</text:span></text:p>
        </text:list-item>
        <text:list-item>
          <text:p text:style-name="P7"><text:span text:style-name="T93">Kellért Dezs</text:span><text:span text:style-name="T94">ő:<text:s/></text:span><text:span text:style-name="T95">„</text:span><text:span text:style-name="T96">ha egy<text:s/></text:span><text:span text:style-name="T97">író nem akar falevelet ebédelni, akkor kénytelen reklámszöveget írni”</text:span><text:span text:style-name="T98"/></text:p>
        </text:list-item>
      </text:list>
      <text:p text:style-name="P8"><text:span text:style-name="T99">Kortárs:</text:span></text:p>
      <text:list text:style-name="L9">
        <text:list-item>
          <text:p text:style-name="P9"><text:span text:style-name="T100">Kukorelly Endre: számára attól függ, hogy mit kell reklámozni</text:span></text:p>
        </text:list-item>
        <text:list-item>
          <text:p text:style-name="P9"><text:span text:style-name="T100">Parti Nagy Lajos: nagyon rossznak tartja a mai reklámszövegeket, nem írna sosem</text:span></text:p>
        </text:list-item>
        <text:list-item>
          <text:p text:style-name="P9"><text:span text:style-name="T100">Merlin színház:</text:span><text:span text:style-name="T101"><text:s/></text:span><text:span text:style-name="T102">1995-97 között dalnokversenyeket rendeztek</text:span><text:span text:style-name="T103">,<text:s/></text:span><text:span text:style-name="T104">írók és költ</text:span><text:span text:style-name="T105">ők voltak a megh</text:span><text:span text:style-name="T106">ívottak</text:span><text:span text:style-name="T107">,<text:s/></text:span><text:span text:style-name="T108">ott a helyszínen kellett reklámszövegeket írniuk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